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office:version="1.2">
  <office:automatic-styles/>
  <office:body>
    <office:spreadsheet>
      <table:table table:name="groupe">
        <table:table-row>
          <table:table-cell office:value-type="string">
            <text:p>NOM</text:p>
          </table:table-cell>
          <table:table-cell office:value-type="string">
            <text:p>CHEF</text:p>
          </table:table-cell>
          <table:table-cell office:value-type="string">
            <text:p>MEMBRES</text:p>
          </table:table-cell>
        </table:table-row>
        <table:table-row>
          <table:table-cell office:value-type="string">
            <text:p>test</text:p>
          </table:table-cell>
          <table:table-cell office:value-type="string">
            <text:p>474189505725988864</text:p>
          </table:table-cell>
        </table:table-row>
      </table:table>
      <table:table table:name="QCM">
        <table:table-row>
          <table:table-cell office:value-type="string">
            <text:p>ID</text:p>
          </table:table-cell>
          <table:table-cell office:value-type="string">
            <text:p>MATIERE</text:p>
          </table:table-cell>
          <table:table-cell office:value-type="string">
            <text:p>NIVEAU</text:p>
          </table:table-cell>
          <table:table-cell office:value-type="string">
            <text:p>TYPE</text:p>
          </table:table-cell>
          <table:table-cell office:value-type="string">
            <text:p>QUESTION</text:p>
          </table:table-cell>
          <table:table-cell office:value-type="string">
            <text:p>REPONSES</text:p>
          </table:table-cell>
          <table:table-cell office:value-type="string">
            <text:p>CORRIGE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analyse de données</text:p>
          </table:table-cell>
          <table:table-cell office:value-type="string">
            <text:p>l2</text:p>
          </table:table-cell>
          <table:table-cell office:value-type="string">
            <text:p>qcm</text:p>
          </table:table-cell>
          <table:table-cell office:value-type="string">
            <text:p>On lance un dé.</text:p>
            <text:p/>
            <text:p>S'il tombe sur 1 ou 4, on perd 1€</text:p>
            <text:p/>
            <text:p>Sinon, on gagne 1€</text:p>
            <text:p/>
            <text:p>Choisissez le gain moyen (Espérance de la variable aléatoire "Gain") :</text:p>
          </table:table-cell>
          <table:table-cell office:value-type="string">
            <text:p>A : 0.25</text:p>
            <text:p>B : 0.33</text:p>
            <text:p>C : 1.02</text:p>
          </table:table-cell>
          <table:table-cell office:value-type="string">
            <text:p>B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analyse de données</text:p>
          </table:table-cell>
          <table:table-cell office:value-type="string">
            <text:p>l2</text:p>
          </table:table-cell>
          <table:table-cell office:value-type="string">
            <text:p>qcm</text:p>
          </table:table-cell>
          <table:table-cell office:value-type="string">
            <text:p>On considère une variable aléatoire suivant une loi binomiale de paramètres</text:p>
            <text:p/>
            <text:p>n=8,p=0.7</text:p>
            <text:p/>
            <text:p>Déterminez la probabilité :</text:p>
            <text:p/>
            <text:p>P(X=3) :</text:p>
          </table:table-cell>
          <table:table-cell office:value-type="string">
            <text:p>A : 0.03</text:p>
            <text:p>B : 0.64</text:p>
            <text:p>C : 0.04</text:p>
          </table:table-cell>
          <table:table-cell office:value-type="string">
            <text:p>C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php</text:p>
          </table:table-cell>
          <table:table-cell office:value-type="string">
            <text:p>l2</text:p>
          </table:table-cell>
          <table:table-cell office:value-type="string">
            <text:p>qcm</text:p>
          </table:table-cell>
          <table:table-cell office:value-type="string">
            <text:p>C’est quoi la différence entre la methode GET et POST :</text:p>
          </table:table-cell>
          <table:table-cell office:value-type="string">
            <text:p>A : POST transporte le paramètre dans la chaîne d'URL</text:p>
            <text:p>B : POST transporte le paramètre dans le Corps du message</text:p>
            <text:p/>
          </table:table-cell>
          <table:table-cell office:value-type="string">
            <text:p>B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php</text:p>
          </table:table-cell>
          <table:table-cell office:value-type="string">
            <text:p>l2</text:p>
          </table:table-cell>
          <table:table-cell office:value-type="string">
            <text:p>qcm</text:p>
          </table:table-cell>
          <table:table-cell office:value-type="string">
            <text:p>Quel est la différence entre include() et require() :</text:p>
          </table:table-cell>
          <table:table-cell office:value-type="string">
            <text:p>A : La fonction include() n'arrête pas l'exécution du script</text:p>
            <text:p>même si une erreur se produit.</text:p>
            <text:p>B : La fonction require() n’arrête pas l'exécution du script lorsqu'une erreur se produit.</text:p>
            <text:p>C : La fonction include() provoque une erreur fatale.</text:p>
          </table:table-cell>
          <table:table-cell office:value-type="string">
            <text:p>A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php</text:p>
          </table:table-cell>
          <table:table-cell office:value-type="string">
            <text:p>l2</text:p>
          </table:table-cell>
          <table:table-cell office:value-type="string">
            <text:p>qcm</text:p>
          </table:table-cell>
          <table:table-cell office:value-type="string">
            <text:p>Que déduire si l'on obtient l'erreur 401 lors de l'accès à un fichier php :</text:p>
          </table:table-cell>
          <table:table-cell office:value-type="string">
            <text:p>A: il y a une erreur de syntaxe dans l'adresse du document</text:p>
            <text:p>B: le fichier php n'existe pas</text:p>
            <text:p>C: L'accès au document n'est pas autorisé</text:p>
          </table:table-cell>
          <table:table-cell office:value-type="string">
            <text:p>C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php</text:p>
          </table:table-cell>
          <table:table-cell office:value-type="string">
            <text:p>l2</text:p>
          </table:table-cell>
          <table:table-cell office:value-type="string">
            <text:p>qcm</text:p>
          </table:table-cell>
          <table:table-cell office:value-type="string">
            <text:p>Quelle est l'utilité de var_dump() en PHP Objet :</text:p>
          </table:table-cell>
          <table:table-cell office:value-type="string">
            <text:p>A: permet de surcharger une classe</text:p>
            <text:p>B: permet de visualiser les attributs d'une classe</text:p>
            <text:p>C: permet de visualiser les attributs d'une classe</text:p>
            <text:p>D: permet de débuguer en créant un dump de la mémoire</text:p>
          </table:table-cell>
          <table:table-cell office:value-type="string">
            <text:p>C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php</text:p>
          </table:table-cell>
          <table:table-cell office:value-type="string">
            <text:p>l2</text:p>
          </table:table-cell>
          <table:table-cell office:value-type="string">
            <text:p>qcm</text:p>
          </table:table-cell>
          <table:table-cell office:value-type="string">
            <text:p>Comment obtenir l'identifiant unique d'une session :</text:p>
          </table:table-cell>
          <table:table-cell office:value-type="string">
            <text:p>A: session_id()</text:p>
            <text:p>B: $_SESSION["ID"]</text:p>
            <text:p>C: $_SESSION["ID_PHP"]</text:p>
            <text:p>D: get_session()</text:p>
          </table:table-cell>
          <table:table-cell office:value-type="string">
            <text:p>A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php</text:p>
          </table:table-cell>
          <table:table-cell office:value-type="string">
            <text:p>l2</text:p>
          </table:table-cell>
          <table:table-cell office:value-type="string">
            <text:p>qcm</text:p>
          </table:table-cell>
          <table:table-cell office:value-type="string">
            <text:p>La variable $_FILES s'utilise :</text:p>
          </table:table-cell>
          <table:table-cell office:value-type="string">
            <text:p>A: pour gérer les associations d'extensions de fichiers</text:p>
            <text:p>B: pour gérer les fichiers INI de configuration</text:p>
            <text:p>C: lors de la transmission de fichier via formulaire</text:p>
            <text:p>D: avec "include" pour gérer les fichiers référencés</text:p>
          </table:table-cell>
          <table:table-cell office:value-type="string">
            <text:p>C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php</text:p>
          </table:table-cell>
          <table:table-cell office:value-type="string">
            <text:p>l2</text:p>
          </table:table-cell>
          <table:table-cell office:value-type="string">
            <text:p>qcm</text:p>
          </table:table-cell>
          <table:table-cell office:value-type="string">
            <text:p>Le paramètre SMTP = localhost dans le fichier php.ini indique :</text:p>
          </table:table-cell>
          <table:table-cell office:value-type="string">
            <text:p>A: que mail() utilisera notre machine pour l'envoi d'email</text:p>
            <text:p>B: que mail() utilisera notre machine pour la réception d'email</text:p>
            <text:p>C: que POST utilisera le serveur SMTP pour recevoir des données</text:p>
            <text:p>D: que POST utilisera notre machine pour recevoir des données</text:p>
            <text:p/>
            <text:p/>
            <text:p/>
            <text:p/>
            <text:p/>
            <text:p/>
          </table:table-cell>
          <table:table-cell office:value-type="string">
            <text:p>A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Reseaux</text:p>
          </table:table-cell>
          <table:table-cell office:value-type="string">
            <text:p>l2</text:p>
          </table:table-cell>
          <table:table-cell office:value-type="string">
            <text:p>qcm</text:p>
          </table:table-cell>
          <table:table-cell office:value-type="string">
            <text:p>Détermine les addresse ip valide :</text:p>
          </table:table-cell>
          <table:table-cell office:value-type="string">
            <text:p>A: 152.257.12.96</text:p>
            <text:p>B: ed.20.65.cb</text:p>
            <text:p>C: 192.168.258.0</text:p>
          </table:table-cell>
          <table:table-cell office:value-type="string">
            <text:p>B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Reseaux</text:p>
          </table:table-cell>
          <table:table-cell office:value-type="string">
            <text:p>l2</text:p>
          </table:table-cell>
          <table:table-cell office:value-type="string">
            <text:p>qcm</text:p>
          </table:table-cell>
          <table:table-cell office:value-type="string">
            <text:p>Quel protocole fonctionne au niveau de la couche transport fournit</text:p>
            <text:p>un service sans connexion entre les hôtes :</text:p>
          </table:table-cell>
          <table:table-cell office:value-type="string">
            <text:p>A: UDP</text:p>
            <text:p>B: TCP</text:p>
            <text:p>C: ARP</text:p>
            <text:p>D: IP</text:p>
          </table:table-cell>
          <table:table-cell office:value-type="string">
            <text:p>D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Reseaux</text:p>
          </table:table-cell>
          <table:table-cell office:value-type="string">
            <text:p>l2</text:p>
          </table:table-cell>
          <table:table-cell office:value-type="string">
            <text:p>qcm</text:p>
          </table:table-cell>
          <table:table-cell office:value-type="string">
            <text:p>Si un hôte diffuse une trame contenant une adresse MAC source</text:p>
            <text:p>et une adresse de destination et que son objectif</text:p>
            <text:p>est d’attribuer une adresse IP,</text:p>
            <text:p>quel protocole de la couche Réseau l’hôte utilise-t-il:</text:p>
          </table:table-cell>
          <table:table-cell office:value-type="string">
            <text:p>A: IPX</text:p>
            <text:p>B: TCP</text:p>
            <text:p>C: ARP</text:p>
            <text:p>D: ARPA</text:p>
            <text:p>E: RARP</text:p>
          </table:table-cell>
          <table:table-cell office:value-type="string">
            <text:p>E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Reseaux</text:p>
          </table:table-cell>
          <table:table-cell office:value-type="string">
            <text:p>l2</text:p>
          </table:table-cell>
          <table:table-cell office:value-type="string">
            <text:p>qcm</text:p>
          </table:table-cell>
          <table:table-cell office:value-type="string">
            <text:p> Quelle est la plage d’hôtes valide dont</text:p>
            <text:p>l’adresse IP 172.16.10.22 / 255.255.255.240 fait partie :</text:p>
          </table:table-cell>
          <table:table-cell office:value-type="string">
            <text:p>A: 172.16.10.20 à 172.16.10.22</text:p>
            <text:p>B: 172.16.10.1 à 172.16.10.255</text:p>
            <text:p>C: 172.16.10.16 à 172.16.10.23</text:p>
            <text:p>D: 172.16.10.17 à 172.16.10.31</text:p>
            <text:p>E: 172.16.10.17 à 172.16.10.30</text:p>
          </table:table-cell>
          <table:table-cell office:value-type="string">
            <text:p>E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Reseaux</text:p>
          </table:table-cell>
          <table:table-cell office:value-type="string">
            <text:p>l2</text:p>
          </table:table-cell>
          <table:table-cell office:value-type="string">
            <text:p>qcm</text:p>
          </table:table-cell>
          <table:table-cell office:value-type="string">
            <text:p>Dans un réseau d’entreprise</text:p>
            <text:p>l’adresse du réseau est décrite par :</text:p>
            <text:p>Adresse : 172.16.0.0</text:p>
            <text:p>Combien d’hôtes réseaux peuvent être</text:p>
            <text:p>accueillis sur ce réseau :</text:p>
          </table:table-cell>
          <table:table-cell office:value-type="string">
            <text:p>A: 255</text:p>
            <text:p>B: 510</text:p>
            <text:p>C: 65534</text:p>
            <text:p>D: 65536</text:p>
          </table:table-cell>
          <table:table-cell office:value-type="string">
            <text:p>C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Reseaux</text:p>
          </table:table-cell>
          <table:table-cell office:value-type="string">
            <text:p>l2</text:p>
          </table:table-cell>
          <table:table-cell office:value-type="string">
            <text:p>qcm</text:p>
          </table:table-cell>
          <table:table-cell office:value-type="string">
            <text:p>Pour un réseau d'adresse 192.168.2.0/24, quel est l'adresse de broadcast:</text:p>
            <text:p/>
            <text:p/>
          </table:table-cell>
          <table:table-cell office:value-type="string">
            <text:p>A: 192.255.255.255</text:p>
            <text:p>B: 192.255.255.0</text:p>
            <text:p>C: 192.255.0.0</text:p>
            <text:p>D: 192.168.2.255</text:p>
          </table:table-cell>
          <table:table-cell office:value-type="string">
            <text:p>D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Reseaux</text:p>
          </table:table-cell>
          <table:table-cell office:value-type="string">
            <text:p>l2</text:p>
          </table:table-cell>
          <table:table-cell office:value-type="string">
            <text:p>qcm</text:p>
          </table:table-cell>
          <table:table-cell office:value-type="string">
            <text:p>L’adresse MAC est l'adresse :</text:p>
            <text:p/>
            <text:p/>
          </table:table-cell>
          <table:table-cell office:value-type="string">
            <text:p>A: interdite sur un routeur</text:p>
            <text:p>B: machines du fabriquant Apple</text:p>
            <text:p>C: IP mais unique dans le monde</text:p>
            <text:p>D: physique de la machine</text:p>
          </table:table-cell>
          <table:table-cell office:value-type="string">
            <text:p>D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Structure de données</text:p>
          </table:table-cell>
          <table:table-cell office:value-type="string">
            <text:p>l2</text:p>
          </table:table-cell>
          <table:table-cell office:value-type="string">
            <text:p>qcm</text:p>
          </table:table-cell>
          <table:table-cell office:value-type="string">
            <text:p> Dans quel espace mémoire est stocké un tableau :</text:p>
          </table:table-cell>
          <table:table-cell office:value-type="string">
            <text:p>A: espace du tas</text:p>
            <text:p>B: espace de la pile</text:p>
            <text:p>C: espace du tas et espace de la pile</text:p>
            <text:p>D: mémoire de première génération</text:p>
          </table:table-cell>
          <table:table-cell office:value-type="string">
            <text:p>A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Structure de données</text:p>
          </table:table-cell>
          <table:table-cell office:value-type="string">
            <text:p>l2</text:p>
          </table:table-cell>
          <table:table-cell office:value-type="string">
            <text:p>qcm</text:p>
          </table:table-cell>
          <table:table-cell office:value-type="string">
            <text:p>1. Lequel des éléments suivants n’est pas un concept POO en Java :</text:p>
            <text:p/>
          </table:table-cell>
          <table:table-cell office:value-type="string">
            <text:p>A: Héritage</text:p>
            <text:p>B: Encapsulation</text:p>
            <text:p>C: Polymorphisme</text:p>
            <text:p>D: Compilation</text:p>
          </table:table-cell>
          <table:table-cell office:value-type="string">
            <text:p>D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Structure de données</text:p>
          </table:table-cell>
          <table:table-cell office:value-type="string">
            <text:p>l2</text:p>
          </table:table-cell>
          <table:table-cell office:value-type="string">
            <text:p>qcm</text:p>
          </table:table-cell>
          <table:table-cell office:value-type="string">
            <text:p>Une méthode static est une méthode dont le contenu</text:p>
            <text:p>(le code) reste inchangé durant tout le temps</text:p>
            <text:p>d'exécution du programme Java :</text:p>
          </table:table-cell>
          <table:table-cell office:value-type="string">
            <text:p>A: OUI</text:p>
            <text:p>B: NON</text:p>
          </table:table-cell>
          <table:table-cell office:value-type="string">
            <text:p>B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Structure de données</text:p>
          </table:table-cell>
          <table:table-cell office:value-type="string">
            <text:p>l2</text:p>
          </table:table-cell>
          <table:table-cell office:value-type="string">
            <text:p>qcm</text:p>
          </table:table-cell>
          <table:table-cell office:value-type="string">
            <text:p>Avec les classes abstraites, je peux :</text:p>
            <text:p/>
          </table:table-cell>
          <table:table-cell office:value-type="string">
            <text:p>A: Instancier un Objet</text:p>
            <text:p>B: Trouver des méthodes dites abstraites</text:p>
          </table:table-cell>
          <table:table-cell office:value-type="string">
            <text:p>A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base de données</text:p>
          </table:table-cell>
          <table:table-cell office:value-type="string">
            <text:p>l2</text:p>
          </table:table-cell>
          <table:table-cell office:value-type="string">
            <text:p>qcm</text:p>
          </table:table-cell>
          <table:table-cell office:value-type="string">
            <text:p>Quel mot-clé est le synonyme de DATABASE:</text:p>
            <text:p/>
          </table:table-cell>
          <table:table-cell office:value-type="string">
            <text:p>A: TABLE</text:p>
            <text:p>B: OBJECT</text:p>
            <text:p>C: DB</text:p>
            <text:p>D: SCHEMA</text:p>
          </table:table-cell>
          <table:table-cell office:value-type="string">
            <text:p>D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base de données</text:p>
          </table:table-cell>
          <table:table-cell office:value-type="string">
            <text:p>l2</text:p>
          </table:table-cell>
          <table:table-cell office:value-type="string">
            <text:p>qcm</text:p>
          </table:table-cell>
          <table:table-cell office:value-type="string">
            <text:p>Pour créer une base de données seulement si</text:p>
            <text:p>elle n’existe pas déjà, quelle clause est utilisée:</text:p>
          </table:table-cell>
          <table:table-cell office:value-type="string">
            <text:p>A: IF EXISTS</text:p>
            <text:p>B: IF NOT EXISTS</text:p>
            <text:p>C: CREATE EXISTS</text:p>
            <text:p>D: EXISTS IF</text:p>
          </table:table-cell>
          <table:table-cell office:value-type="string">
            <text:p>B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base de données</text:p>
          </table:table-cell>
          <table:table-cell office:value-type="string">
            <text:p>l2</text:p>
          </table:table-cell>
          <table:table-cell office:value-type="string">
            <text:p>qcm</text:p>
          </table:table-cell>
          <table:table-cell office:value-type="string">
            <text:p>Quelle commande est utilisée pour supprimer une table existante : </text:p>
          </table:table-cell>
          <table:table-cell office:value-type="string">
            <text:p>A: DROP TABLE</text:p>
            <text:p>B: DELETE</text:p>
            <text:p>C: Les deux : A et B</text:p>
            <text:p>D: Aucun de ces réponses</text:p>
          </table:table-cell>
          <table:table-cell office:value-type="string">
            <text:p>A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base de données</text:p>
          </table:table-cell>
          <table:table-cell office:value-type="string">
            <text:p>l2</text:p>
          </table:table-cell>
          <table:table-cell office:value-type="string">
            <text:p>qcm</text:p>
          </table:table-cell>
          <table:table-cell office:value-type="string">
            <text:p>Duplication de la clé primaire est-elle autorisée dans SQL :</text:p>
          </table:table-cell>
          <table:table-cell office:value-type="string">
            <text:p>A Oui</text:p>
            <text:p>B Non</text:p>
            <text:p>C Dépend de SGBD</text:p>
            <text:p>D Aucun de ces réponses</text:p>
          </table:table-cell>
          <table:table-cell office:value-type="string">
            <text:p>B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base de données</text:p>
          </table:table-cell>
          <table:table-cell office:value-type="string">
            <text:p>l2</text:p>
          </table:table-cell>
          <table:table-cell office:value-type="string">
            <text:p>qcm</text:p>
          </table:table-cell>
          <table:table-cell office:value-type="string">
            <text:p>Quelle ligne suivants produira une erreur :</text:p>
          </table:table-cell>
          <table:table-cell office:value-type="string">
            <text:p>A: SELECT * FROM ville WHERE ville_id=1;</text:p>
            <text:p>B: SELECT nom_ville FROM ville;</text:p>
            <text:p>C: SELECT nom_ville,ville_id FROM ville;</text:p>
            <text:p>D: Aucun de ces réponses</text:p>
          </table:table-cell>
          <table:table-cell office:value-type="string">
            <text:p>D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base de données</text:p>
          </table:table-cell>
          <table:table-cell office:value-type="string">
            <text:p>l2</text:p>
          </table:table-cell>
          <table:table-cell office:value-type="string">
            <text:p>qcm</text:p>
          </table:table-cell>
          <table:table-cell office:value-type="string">
            <text:p> Quelle clause est utilisée pour trier les lignes du résultat par une ou plusieurs colonnes :</text:p>
          </table:table-cell>
          <table:table-cell office:value-type="string">
            <text:p>A : HAVING</text:p>
            <text:p>B : ORDER BY</text:p>
            <text:p>C : WHERE</text:p>
            <text:p>D : SELECT</text:p>
          </table:table-cell>
          <table:table-cell office:value-type="string">
            <text:p>B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base de données</text:p>
          </table:table-cell>
          <table:table-cell office:value-type="string">
            <text:p>l2</text:p>
          </table:table-cell>
          <table:table-cell office:value-type="string">
            <text:p>qcm</text:p>
          </table:table-cell>
          <table:table-cell office:value-type="string">
            <text:p>Parmi les éléments suivants, lesquels ont le maximum d’octets :</text:p>
          </table:table-cell>
          <table:table-cell office:value-type="string">
            <text:p>A : Varchar</text:p>
            <text:p>B : Char</text:p>
            <text:p>C : Text</text:p>
            <text:p>D : Les deux Varchar et Char</text:p>
          </table:table-cell>
          <table:table-cell office:value-type="string">
            <text:p>C</text:p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base de données</text:p>
          </table:table-cell>
          <table:table-cell office:value-type="string">
            <text:p>l2</text:p>
          </table:table-cell>
          <table:table-cell office:value-type="string">
            <text:p>qcm</text:p>
          </table:table-cell>
          <table:table-cell office:value-type="string">
            <text:p>Quel type de données convient le mieux pour stocker des « documents » dans Mysql :</text:p>
          </table:table-cell>
          <table:table-cell office:value-type="string">
            <text:p>A : Char</text:p>
            <text:p>B : Varchar</text:p>
            <text:p>C : Mediumtext</text:p>
            <text:p>D : Longtext</text:p>
          </table:table-cell>
          <table:table-cell office:value-type="string">
            <text:p>D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base de données</text:p>
          </table:table-cell>
          <table:table-cell office:value-type="string">
            <text:p>l2</text:p>
          </table:table-cell>
          <table:table-cell office:value-type="string">
            <text:p>qcm</text:p>
          </table:table-cell>
          <table:table-cell office:value-type="string">
            <text:p>Quel est le format par défaut pour le type de données « Date » :</text:p>
          </table:table-cell>
          <table:table-cell office:value-type="string">
            <text:p>A : YYYY-MM-DD</text:p>
            <text:p>B : MM-YYYY-DD</text:p>
            <text:p>C : DD-MM-YYYY</text:p>
            <text:p>D : Aucun de ces réponses</text:p>
          </table:table-cell>
          <table:table-cell office:value-type="string">
            <text:p>A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base de données</text:p>
          </table:table-cell>
          <table:table-cell office:value-type="string">
            <text:p>l2</text:p>
          </table:table-cell>
          <table:table-cell office:value-type="string">
            <text:p>qcm</text:p>
          </table:table-cell>
          <table:table-cell office:value-type="string">
            <text:p> Quel est le format par défaut pour le type de données « Time » :</text:p>
          </table:table-cell>
          <table:table-cell office:value-type="string">
            <text:p>A : HHH:MI:SS</text:p>
            <text:p>B : SS:MI:HHH</text:p>
            <text:p>C : MI:SS:HHH</text:p>
            <text:p>D : Aucune de ces réponses</text:p>
          </table:table-cell>
          <table:table-cell office:value-type="string">
            <text:p>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